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4.4312in">
        <style:tab-stops/>
      </style:paragraph-properties>
    </style:style>
    <style:style style:name="P2" style:parent-style-name="Standard" style:family="paragraph">
      <style:paragraph-properties fo:margin-left="4.4312in">
        <style:tab-stops/>
      </style:paragraph-properties>
    </style:style>
    <style:style style:name="P3" style:parent-style-name="Standard" style:family="paragraph">
      <style:paragraph-properties fo:margin-left="4.4312in">
        <style:tab-stops/>
      </style:paragraph-properties>
    </style:style>
    <style:style style:name="P4" style:parent-style-name="Standard" style:family="paragraph">
      <style:paragraph-properties fo:margin-left="4.4312in">
        <style:tab-stops/>
      </style:paragraph-properties>
    </style:style>
    <style:style style:name="P5" style:parent-style-name="Standard" style:family="paragraph">
      <style:paragraph-properties fo:margin-left="4.4312in">
        <style:tab-stops/>
      </style:paragraph-properties>
    </style:style>
    <style:style style:name="P6" style:parent-style-name="Standard" style:family="paragraph">
      <style:paragraph-properties fo:margin-left="4.4312in">
        <style:tab-stops/>
      </style:paragraph-properties>
    </style:style>
    <style:style style:name="P7" style:parent-style-name="Standard" style:family="paragraph">
      <style:paragraph-properties fo:margin-left="4.4312in">
        <style:tab-stops/>
      </style:paragraph-properties>
    </style:style>
    <style:style style:name="P8" style:parent-style-name="Standard" style:family="paragraph">
      <style:paragraph-properties fo:margin-left="4.4312in">
        <style:tab-stops/>
      </style:paragraph-properties>
    </style:style>
    <style:style style:name="T9" style:parent-style-name="DefaultParagraphFont" style:family="text">
      <style:text-properties style:text-position="super 66.6%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paragraph-properties fo:margin-left="4.4312in">
        <style:tab-stops/>
      </style:paragraph-properties>
    </style:style>
    <style:style style:name="P13" style:parent-style-name="Standard" style:family="paragraph">
      <style:paragraph-properties fo:margin-left="4.4312in">
        <style:tab-stops/>
      </style:paragraph-properties>
    </style:style>
    <style:style style:name="P14" style:parent-style-name="Standard" style:family="paragraph">
      <style:paragraph-properties fo:margin-left="4.4312in">
        <style:tab-stops/>
      </style:paragraph-properties>
    </style:style>
    <style:style style:name="P15" style:parent-style-name="Standard" style:family="paragraph">
      <style:paragraph-properties fo:margin-left="4.4312in">
        <style:tab-stops/>
      </style:paragraph-properties>
    </style:style>
    <style:style style:name="P16" style:parent-style-name="Standard" style:family="paragraph">
      <style:paragraph-properties fo:margin-left="4.4312in">
        <style:tab-stops/>
      </style:paragraph-properties>
    </style:style>
    <style:style style:name="P17" style:parent-style-name="Standard" style:family="paragraph">
      <style:paragraph-properties fo:margin-left="4.4312in">
        <style:tab-stops/>
      </style:paragraph-properties>
    </style:style>
    <style:style style:name="P18" style:parent-style-name="Standard" style:family="paragraph">
      <style:paragraph-properties fo:margin-left="4.4312in">
        <style:tab-stops/>
      </style:paragraph-properties>
    </style:style>
    <style:style style:name="P19" style:parent-style-name="Standard" style:family="paragraph">
      <style:paragraph-properties fo:margin-left="4.4312in">
        <style:tab-stops/>
      </style:paragraph-properties>
    </style:style>
    <style:style style:name="T20" style:parent-style-name="DefaultParagraphFont" style:family="text">
      <style:text-properties style:text-position="super 66.6%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4 Milford court,</text:p>
      <text:p text:style-name="P2">Milford street,</text:p>
      <text:p text:style-name="P3">Huddersfield,</text:p>
      <text:p text:style-name="P4">Hd1 3dy,</text:p>
      <text:p text:style-name="P5">West Yorkshire,</text:p>
      <text:p text:style-name="P6">United Kingdom.</text:p>
      <text:p text:style-name="P7"/>
      <text:p text:style-name="P8">8<text:span text:style-name="T9">th</text:span><text:s/>April, 2019.</text:p>
      <text:p text:style-name="Standard"/>
      <text:p text:style-name="Standard"/>
      <text:p text:style-name="Standard">Immigration/Passport Office,</text:p>
      <text:p text:style-name="Standard">Nigeria High Commissioner’s Secretariat</text:p>
      <text:p text:style-name="Standard">9<text:s/>Northumberland Avenue,</text:p>
      <text:p text:style-name="Standard">London WC2N 5BX</text:p>
      <text:p text:style-name="Standard">United Kingdom</text:p>
      <text:p text:style-name="Standard"/>
      <text:p text:style-name="Standard"/>
      <text:p text:style-name="Standard"/>
      <text:p text:style-name="Standard">Dear Sir/Madam,</text:p>
      <text:p text:style-name="Standard"/>
      <text:p text:style-name="Standard"/>
      <text:p text:style-name="P10">Letter of Consent</text:p>
      <text:p text:style-name="P11"/>
      <text:p text:style-name="Standard">I Apakasa Ibinabo Christiana, of the above named address wishes to state that;</text:p>
      <text:p text:style-name="Standard"/>
      <text:p text:style-name="Standard">I am the Mother and Legal Guardian of my children as below.</text:p>
      <text:p text:style-name="Standard"/>
      <text:p text:style-name="Standard">Name: Topaz Orafiri<text:s/>Alamina</text:p>
      <text:p text:style-name="Standard">Date of Birth: 15/07/2016</text:p>
      <text:p text:style-name="Standard">Place of Birth: United Kingdom</text:p>
      <text:p text:style-name="Standard"/>
      <text:p text:style-name="Standard">Name: Jade Tamuno-Belema Alamina</text:p>
      <text:p text:style-name="Standard">Date of Birth: 18/09/2018</text:p>
      <text:p text:style-name="Standard">Place of Birth: United Kingdom</text:p>
      <text:p text:style-name="Standard"/>
      <text:p text:style-name="Standard">By this letter of consent, I hereby give my consent for my children to be issued with a Nigerian ePassport.</text:p>
      <text:p text:style-name="Standard"/>
      <text:p text:style-name="Standard">Please find attached a copy of my Nigerian ePassport and proof of address for your kind attention.</text:p>
      <text:p text:style-name="Standard"/>
      <text:p text:style-name="Standard">Should you require any further information, please do not hesitate to contact me on +447947691624.</text:p>
      <text:p text:style-name="Standard"/>
      <text:p text:style-name="Standard">Thanks and best regards,</text:p>
      <text:p text:style-name="Standard"/>
      <text:p text:style-name="Standard"/>
      <text:p text:style-name="Standard"/>
      <text:p text:style-name="Standard"/>
      <text:p text:style-name="Standard">Apakasa Ibinabo Christiana</text:p>
      <text:p text:style-name="Standard"/>
      <text:p text:style-name="Standard"/>
      <text:p text:style-name="Standard"/>
      <text:p text:style-name="Standard"/>
      <text:p text:style-name="Standard"/>
      <text:p text:style-name="P12">14 Milford court,</text:p>
      <text:p text:style-name="P13">Milford street,</text:p>
      <text:p text:style-name="P14">Huddersfield,</text:p>
      <text:p text:style-name="P15">Hd1 3dy,</text:p>
      <text:p text:style-name="P16">West Yorkshire,</text:p>
      <text:p text:style-name="P17">United Kingdom.</text:p>
      <text:p text:style-name="P18"/>
      <text:p text:style-name="P19">8<text:span text:style-name="T20">th</text:span><text:s/>April, 2019.</text:p>
      <text:p text:style-name="Standard"/>
      <text:p text:style-name="Standard"/>
      <text:p text:style-name="Standard"/>
      <text:p text:style-name="Standard">Immigration/Passport Office,</text:p>
      <text:p text:style-name="Standard">Nigeria High Commissioner’s Secretariat</text:p>
      <text:p text:style-name="Standard">9 Northumberland Avenue,</text:p>
      <text:p text:style-name="Standard">London WC2N 5BX</text:p>
      <text:p text:style-name="Standard">United Kingdom</text:p>
      <text:p text:style-name="Standard"/>
      <text:p text:style-name="Standard"/>
      <text:p text:style-name="Standard">Dear Sir/Madam,</text:p>
      <text:p text:style-name="Standard"/>
      <text:p text:style-name="Standard"/>
      <text:p text:style-name="P21">Letter of Consent</text:p>
      <text:p text:style-name="P22"/>
      <text:p text:style-name="P23"/>
      <text:p text:style-name="Standard">I Alamina Iyalla John, of the above named address wishes to state that;</text:p>
      <text:p text:style-name="Standard"/>
      <text:p text:style-name="Standard">I am the Father and Legal Guardian of my children as below.</text:p>
      <text:p text:style-name="Standard"/>
      <text:p text:style-name="Standard">Name: Topaz Orafiri Alamina</text:p>
      <text:p text:style-name="Standard">Date of Birth: 15/07/2016</text:p>
      <text:p text:style-name="Standard">Place of Birth: United<text:s/>Kingdom</text:p>
      <text:p text:style-name="Standard"/>
      <text:p text:style-name="Standard">Name: Jade Tamuno-Belema Alamina</text:p>
      <text:p text:style-name="Standard">Date of Birth: 18/09/2018</text:p>
      <text:p text:style-name="Standard">Place of Birth: United Kingdom</text:p>
      <text:p text:style-name="Standard"/>
      <text:p text:style-name="Standard">By this letter of consent, I hereby give my consent for my children to be issued with a Nigerian ePassport.</text:p>
      <text:p text:style-name="Standard"/>
      <text:p text:style-name="Standard">Please find attached a copy of my Nigerian ePassport and proof of address for your kind attention.</text:p>
      <text:p text:style-name="Standard"/>
      <text:p text:style-name="Standard">Should you require any further information, please do not hesitate to contact me on +447459136287.</text:p>
      <text:p text:style-name="Standard"/>
      <text:p text:style-name="Standard">Thanks and best regards,</text:p>
      <text:p text:style-name="Standard"/>
      <text:p text:style-name="Standard"/>
      <text:p text:style-name="Standard"/>
      <text:p text:style-name="Standard">Alamina Iyalla Joh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binabo apakasa</meta:initial-creator>
    <dc:creator>Iyalla Alamina (Researcher)</dc:creator>
    <meta:creation-date>2019-04-05T14:16:00Z</meta:creation-date>
    <dc:date>2019-04-07T04:52:00Z</dc:date>
    <meta:print-date>2019-04-07T04:51:00Z</meta:print-date>
    <meta:template xlink:href="5EED6549.dotm" xlink:type="simple"/>
    <meta:editing-cycles>3</meta:editing-cycles>
    <meta:editing-duration>PT1080S</meta:editing-duration>
    <meta:document-statistic meta:page-count="2" meta:paragraph-count="3" meta:word-count="284" meta:character-count="1903" meta:row-count="13" meta:non-whitespace-character-count="1622"/>
  </office:meta>
</office:document-meta>
</file>